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99b"/>
    </style:style>
    <style:style style:name="P2" style:family="paragraph" style:parent-style-name="Standard">
      <style:text-properties officeooo:rsid="0005d99b" officeooo:paragraph-rsid="0005d99b"/>
    </style:style>
    <style:style style:name="P3" style:family="paragraph" style:parent-style-name="Standard">
      <style:text-properties officeooo:rsid="0005d99b" officeooo:paragraph-rsid="00074a24"/>
    </style:style>
    <style:style style:name="P4" style:family="paragraph" style:parent-style-name="Standard">
      <style:text-properties officeooo:rsid="0005d99b" officeooo:paragraph-rsid="00074a24"/>
    </style:style>
    <style:style style:name="P5" style:family="paragraph" style:parent-style-name="Standard">
      <style:text-properties officeooo:rsid="0005d99b" officeooo:paragraph-rsid="0009d0d4"/>
    </style:style>
    <style:style style:name="P6" style:family="paragraph" style:parent-style-name="Standard">
      <style:text-properties officeooo:rsid="0005d99b" officeooo:paragraph-rsid="000a3fe5"/>
    </style:style>
    <style:style style:name="P7" style:family="paragraph" style:parent-style-name="Standard">
      <style:text-properties officeooo:rsid="000a3fe5" officeooo:paragraph-rsid="000a3fe5"/>
    </style:style>
    <style:style style:name="P8" style:family="paragraph" style:parent-style-name="Standard">
      <style:text-properties officeooo:rsid="000ac3a5" officeooo:paragraph-rsid="000ac3a5"/>
    </style:style>
    <style:style style:name="T1" style:family="text">
      <style:text-properties officeooo:rsid="0005d99b"/>
    </style:style>
    <style:style style:name="T2" style:family="text">
      <style:text-properties officeooo:rsid="00074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ബിരുദം <text:span text:style-name="T1">കെമിസ്ട്രി </text:span></text:p>
      <text:p text:style-name="P1">സി വി ശങ്കരൻ ചേലമറ്റത്തില്ലം <text:s/></text:p>
      <text:p text:style-name="P1">പ്ലസ് ടു ജയിച്ചു ഞാൻ,ഫസ്റ്റ് ക്ലാസ്സു നേടി ഞാൻ </text:p>
      <text:p text:style-name="P1">പ്രീ ഡിഗ്രിയല്ല ഞാൻ വൊക്കേഷനല്ല ഞാൻ </text:p>
      <text:p text:style-name="P1">തുടരാം പഠിത്തവും ബിരുദം എടുക്കണം <text:s/></text:p>
      <text:p text:style-name="P1">വിഷയം പലതുണ്ട് ചോയിസോമൂന്നതും </text:p>
      <text:p text:style-name="P2">ന്യൂട്ടനും കെ<text:span text:style-name="T2">ൽ വിനും <text:s/></text:span>മാക്സ് വെലും <text:s/>ഡോപ്ലറും <text:s text:c="2"/></text:p>
      <text:p text:style-name="P2">പ്രോബ്ലം ഫിസിക്സോ ഫിസിക്സിലെ പ്രോബ്ലമോ? </text:p>
      <text:p text:style-name="P2">അഞ്ചു നേരത്തിലും മങ്ങാ ത്ത നിഷ്ഠയും </text:p>
      <text:p text:style-name="P2">ക്ലേശം കണക്കോ കണക്കിലെ കൃത്യത </text:p>
      <text:p text:style-name="P2">ഫസ്റ്റ്ഗ്രൂപ്പുകാരന്റെയുഛ്വാസമേറുന്നു </text:p>
      <text:p text:style-name="P2">ഇഷ്ടമുണ്ടാക്കണം മൂന്നിലൊന്നെങ്കിലും </text:p>
      <text:p text:style-name="P2">സസ്യശാസ്ത്രത്തിലോ സസ്യേതരത്തിലോ </text:p>
      <text:p text:style-name="P2">നേഴ്സിലോ ലാബിലോ ഡാക്കിട്ടർ തന്നെയോ </text:p>
      <text:p text:style-name="P2">പാർട്ടിയേതാവണം ? മന്തിയോ, സ്പീക്കറോ? </text:p>
      <text:p text:style-name="P3">കൂട്ടു <text:s/>മാറ്റീടിലേ സീറ്റു തരപ്പെടൂ </text:p>
      <text:p text:style-name="P3">രസമുണ്ടു രസതന്ത്രമെന്നതുമോർത്തിടാം </text:p>
      <text:p text:style-name="P3">രസികൻ ചിലക്ലാസ്സുകണ്ടതുമോർത്തിടാം. </text:p>
      <text:p text:style-name="P3">ഡ്രസ്സിന്നുമാച്ചുള്ള നിറമുള്ള വെള്ളവും <text:s/></text:p>
      <text:p text:style-name="P3">സ്വർണ്ണത്തരികൾ പോൽ ലഡ്ഡിന്റെ യൗഗികം <text:s/></text:p>
      <text:p text:style-name="P3">അഛന്റെയിഛയും മുമ്പേഗണിച്ചിടാം <text:s/></text:p>
      <text:p text:style-name="P3">മറ്റൊന്നുമില്ലെങ്കിലിതുതന്നെയായിടാം <text:s/></text:p>
      <text:p text:style-name="P3">നീണ്ടുള്ള ദെറിവേഷനൊന്നുമേ വന്നിടാ </text:p>
      <text:p text:style-name="P3">തിയറങ്ങളൊന്നും മനപ്പാഠമാക്കേണ്ട </text:p>
      <text:p text:style-name="P3">ദുരിതം കുറവുണ്ട്, ലേശം സുഖിച്ചിടാം <text:s/></text:p>
      <text:p text:style-name="P3">കളിയുണ്ട് ചിരിയുണ്ട് കാര്യം കുറച്ചിടാം <text:s/></text:p>
      <text:p text:style-name="P8">വർഷങ്ങളൊന്നല്ല രണ്ടങ്ങു തീർന്നുപോയ് </text:p>
      <text:p text:style-name="P8">ഹർഷത്തിലാറാടി ഭാഷയും ശാസ്ത്രവും </text:p>
      <text:p text:style-name="P8">രസമുല്ലരീതിയിൽ രസികൻ കെമിസ്ട്രിയും </text:p>
      <text:p text:style-name="P8">കരയാതെ ചിരിയാതെ കാലം കടന്നുപോയ് </text:p>
      <text:p text:style-name="P8">അവസാനവർഷത്തിലാദ്യത്തെ ക്ലാസ്സുകൾ </text:p>
      <text:p text:style-name="P8">ഗണിതം നിറച്ചുള്ള ഭൗതിക രാസവും </text:p>
      <text:p text:style-name="P8">കഠിനങ്ങളായുള്ള കാർബണിക രാസവും </text:p>
      <text:p text:style-name="P8">സൂക്ഷ്മത തേടുന്ന പ്രായോഗ രാസവും <text:s/></text:p>
      <text:p text:style-name="P3">ഇതു പണ്ടു ഞാൻ കണ്ട സൗന്ദര്യ ധാമമോ?</text:p>
      <text:p text:style-name="P3">നിറമുള്ള മണമുള്ള രസമുള്ളതന്ത്രമോ?</text:p>
      <text:p text:style-name="P3">ക്രിസ്റ്റലീയത്തിലെ മില്ലറിൻഡക്സുകൾ <text:s/></text:p>
      <text:p text:style-name="P3">സമമിതിയോതുന്ന വശ്യവചസ്സുകൾ <text:s text:c="3"/></text:p>
      <text:p text:style-name="P3">എങ്ങുപോയ് കാർബന്റെ ബോണ്ടിന്റെ ഗാഢത? </text:p>
      <text:p text:style-name="P3">എങ്ങുപോയ് തന്മാത്രയേന്തുന്ന ചാരുത? <text:s/></text:p>
      <text:p text:style-name="P5">എന്തിതാ കൈയിൽ കരാളമാം ശൂലമോ?</text:p>
      <text:p text:style-name="P5">ഷ്രോഡിം ഗറിക്വേഷനേന്തുന്ന സൈയതോ? <text:s/></text:p>
      <text:p text:style-name="P5">ഇന്റെഗ്രൽസൈനതോ? നീണ്ടുള്ളജിഹ്വയോ? <text:s/></text:p>
      <text:p text:style-name="P5">ഡീയതോ? <text:s/>ഡോ <text:s/>യതോ? ഡിഫറൻസു ഡെൽറ്റയോ? <text:s text:c="2"/></text:p>
      <text:p text:style-name="P5">കാളകൂടത്തെയോ അമൃതെന്നു നമ്പി ഞാൻ? </text:p>
      <text:p text:style-name="P5">കാളസർപ്പത്തെയോ പാലൂട്ടിവന്നുഞാൻ? </text:p>
      <text:p text:style-name="P5"><text:soft-page-break/>യക്ഷിയോ, കാളിയോ വിഷകന്യ തന്നെയോ? </text:p>
      <text:p text:style-name="P5">ഇക്ഷിതിതന്നെയും കീഴ്മേൽ മറിഞ്ഞിതോ? </text:p>
      <text:p text:style-name="P5">ജന്മശ്ശനിയതോ? എട്ടിലെ വ്യാഴമോ? <text:s/></text:p>
      <text:p text:style-name="P5">നീചനാം ചൊവ്വയോ, മന്ദനോ, മാന്ദിയോ? </text:p>
      <text:p text:style-name="P5">സ്വസ്ഥതയെങ്ങുപോയ്, നിദ്രയിൽ രാവിലും? </text:p>
      <text:p text:style-name="P5">ഉദയാൽ പരത്തിലെ പ്രത്യേക ക്ലാസ്സുകൾ, </text:p>
      <text:p text:style-name="P5">പാട്ടുരാശിക്കലെ പ്രാക്റ്റിക്കൽ ക്ലാസ്സുകൾ! </text:p>
      <text:p text:style-name="P6">കളിയും മറന്നുപോയ് ചിരിയും മറന്നുപോയ്</text:p>
      <text:p text:style-name="P6">സഹജർക്കൊരന്യനായ് ഞാനൊരു ബോറനാ യ് </text:p>
      <text:p text:style-name="P6">ബിരുദം കെമിസ്ട്രിയോ,ദുരിതം കെമിസ്ട്രിയോ? </text:p>
      <text:p text:style-name="P7">“A Chemist <text:s/>is an unkemp puny and unattraactivewimp </text:p>
      <text:p text:style-name="P7">with glasses and without any friends”</text:p>
      <text:p text:style-name="P3">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3:37:54.575817846</meta:creation-date>
    <dc:date>2013-11-18T20:18:43.211793313</dc:date>
    <meta:editing-duration>P0D</meta:editing-duration>
    <meta:editing-cycles>3</meta:editing-cycles>
    <meta:generator>LibreOffice/4.1.2.3$Linux_x86 LibreOffice_project/410m0$Build-3</meta:generator>
    <meta:document-statistic meta:table-count="0" meta:image-count="0" meta:object-count="0" meta:page-count="2" meta:paragraph-count="59" meta:word-count="203" meta:character-count="1089" meta:non-whitespace-character-count="862"/>
  </office:meta>
</office:document-meta>
</file>